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tori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iulio Franco</meta:initial-creator>
    <meta:creation-date>2012-10-13T01:33:37</meta:creation-date>
    <dc:date>2012-10-13T01:33:51</dc:date>
    <dc:creator>Giulio Franco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